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heads_20_2" draw:marker-start-width="0.3cm" draw:marker-end="Arrowheads_20_2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" draw:marker-start-width="0.3cm" draw:marker-end="Arrowheads_20_2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Arrowheads_20_2" draw:marker-start-width="0.3cm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marker-start="" draw:marker-start-width="0.3cm" draw:marker-end="Arrowheads_20_2" draw:marker-end-width="0.3cm" draw:textarea-horizontal-align="center" draw:textarea-vertical-align="middle"/>
    </style:style>
    <style:style style:name="gr5" style:family="graphic" style:parent-style-name="standard">
      <style:graphic-properties draw:marker-end="Arrowheads_20_5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heads_20_2" draw:marker-start-width="0.3cm" draw:marker-end="Arrowheads_20_6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marker-start="" draw:marker-end="" draw:fill="none" draw:fill-color="#ffffff" fo:min-height="1cm"/>
    </style:style>
    <style:style style:name="gr10" style:family="graphic" style:parent-style-name="objectwithoutfill">
      <style:graphic-properties draw:stroke="dash" draw:stroke-dash="_32__20_Dots_20_1_20_Dash" draw:marker-start="" draw:marker-end="" draw:fill="none" draw:textarea-horizontal-align="center" draw:textarea-vertical-align="middle"/>
    </style:style>
    <style:style style:name="gr11" style:family="graphic" style:parent-style-name="standard">
      <style:graphic-properties svg:stroke-color="#000000" draw:marker-start="" draw:marker-end="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7.5cm" svg:x2="12.5cm" svg:y2="17.5cm">
          <text:p text:style-name="P3"/>
        </draw:line>
        <draw:line draw:style-name="gr1" draw:text-style-name="P1" draw:layer="layout" svg:x1="12.5cm" svg:y1="17.5cm" svg:x2="15cm" svg:y2="17.5cm">
          <text:p text:style-name="P3"/>
        </draw:line>
        <draw:line draw:style-name="gr2" draw:text-style-name="P1" draw:layer="layout" svg:x1="7.5cm" svg:y1="17.5cm" svg:x2="10cm" svg:y2="17.5cm">
          <text:p text:style-name="P3"/>
        </draw:line>
        <draw:line draw:style-name="gr3" draw:text-style-name="P1" draw:layer="layout" svg:x1="22.5cm" svg:y1="17.5cm" svg:x2="25cm" svg:y2="17.5cm">
          <text:p text:style-name="P3"/>
        </draw:line>
        <draw:line draw:style-name="gr1" draw:text-style-name="P1" draw:layer="layout" svg:x1="15cm" svg:y1="17.5cm" svg:x2="17.5cm" svg:y2="17.5cm">
          <text:p text:style-name="P3"/>
        </draw:line>
        <draw:line draw:style-name="gr1" draw:text-style-name="P1" draw:layer="layout" svg:x1="17.5cm" svg:y1="17.5cm" svg:x2="20cm" svg:y2="17.5cm">
          <text:p text:style-name="P3"/>
        </draw:line>
        <draw:line draw:style-name="gr1" draw:text-style-name="P1" draw:layer="layout" svg:x1="20cm" svg:y1="17.5cm" svg:x2="22.5cm" svg:y2="17.5cm">
          <text:p text:style-name="P3"/>
        </draw:line>
        <draw:line draw:style-name="gr4" draw:text-style-name="P1" draw:layer="layout" svg:x1="7cm" svg:y1="5.5cm" svg:x2="9cm" svg:y2="5.5cm">
          <text:p text:style-name="P3"/>
        </draw:line>
        <draw:line draw:style-name="gr5" draw:text-style-name="P1" draw:id="id1" draw:layer="layout" svg:x1="13.5cm" svg:y1="5.5cm" svg:x2="15cm" svg:y2="5.5cm">
          <text:p text:style-name="P3"/>
        </draw:line>
        <draw:line draw:style-name="gr1" draw:text-style-name="P1" draw:layer="layout" svg:x1="9cm" svg:y1="5.5cm" svg:x2="13.5cm" svg:y2="5.5cm">
          <text:p text:style-name="P3"/>
        </draw:line>
        <draw:line draw:style-name="gr1" draw:text-style-name="P1" draw:layer="layout" svg:x1="13.5cm" svg:y1="5.5cm" svg:x2="18cm" svg:y2="5.5cm">
          <text:p text:style-name="P3"/>
        </draw:line>
        <draw:line draw:style-name="gr6" draw:text-style-name="P1" draw:layer="layout" svg:x1="18cm" svg:y1="5.5cm" svg:x2="21cm" svg:y2="5.5cm">
          <text:p text:style-name="P3"/>
        </draw:line>
        <draw:line draw:style-name="gr7" draw:text-style-name="P1" draw:layer="layout" svg:x1="4cm" svg:y1="5.5cm" svg:x2="7cm" svg:y2="5.5cm">
          <text:p text:style-name="P3"/>
        </draw:line>
        <draw:connector draw:style-name="gr8" draw:text-style-name="P1" draw:layer="layout" svg:x1="12.02cm" svg:y1="9.26cm" svg:x2="15cm" svg:y2="5.5cm" draw:end-shape="id1" draw:end-glue-point="1" svg:d="m12020 9260v-1517h2980v-2243">
          <text:p text:style-name="P2">P Atteso</text:p>
        </draw:connector>
        <draw:frame draw:style-name="gr9" draw:text-style-name="P3" draw:layer="layout" svg:width="2.5cm" svg:height="1.25cm" svg:x="8cm" svg:y="5.5cm">
          <draw:text-box>
            <text:p text:style-name="P3">P(k-1)</text:p>
          </draw:text-box>
        </draw:frame>
        <draw:frame draw:style-name="gr9" draw:text-style-name="P3" draw:layer="layout" svg:width="2.5cm" svg:height="1.25cm" svg:x="12.5cm" svg:y="5.5cm">
          <draw:text-box>
            <text:p text:style-name="P3">P(k)</text:p>
          </draw:text-box>
        </draw:frame>
        <draw:frame draw:style-name="gr9" draw:text-style-name="P3" draw:layer="layout" svg:width="2.5cm" svg:height="1.25cm" svg:x="17cm" svg:y="5.5cm">
          <draw:text-box>
            <text:p text:style-name="P3">P(k+1)</text:p>
          </draw:text-box>
        </draw:frame>
        <draw:path draw:style-name="gr10" draw:text-style-name="P1" draw:layer="layout" svg:width="11.301cm" svg:height="7.71cm" svg:x="5.5cm" svg:y="9.289cm" svg:viewBox="0 0 11302 7711" svg:d="m0 7711c548-20 1116-53 1626-265 405-168 833-240 1247-378 394-131 741-356 1134-491 385-132 775-262 1134-454 407-218 844-326 1209-642 364-315 871-509 1096-945 207-401 517-722 681-1134 161-405 334-807 567-1172 226-355 227-789 453-1134 262-401 673-686 1096-907l378-151 378-38h303">
          <text:p text:style-name="P3"/>
        </draw:path>
        <draw:path draw:style-name="gr10" draw:text-style-name="P1" draw:layer="layout" svg:width="11.301cm" svg:height="7.71cm" svg:x="16.5cm" svg:y="9.289cm" svg:viewBox="0 0 11302 7711" svg:d="m11302 7711c-548-20-1116-53-1626-265-405-168-833-240-1247-378-394-131-741-356-1134-491-385-132-775-262-1134-454-407-218-844-326-1209-642-364-315-871-509-1096-945-207-401-517-722-681-1134-161-405-334-807-567-1172-226-355-227-789-453-1134-262-401-673-686-1096-907-126-50-252-101-378-151-126-13-252-25-378-38-101 0-202 0-303 0">
          <text:p text:style-name="P3"/>
        </draw:path>
        <draw:frame draw:style-name="gr9" draw:text-style-name="P3" draw:layer="layout" svg:width="2.5cm" svg:height="1.25cm" svg:x="14.5cm" svg:y="17.5cm">
          <draw:text-box>
            <text:p text:style-name="P3">P(k)</text:p>
          </draw:text-box>
        </draw:frame>
        <draw:frame draw:style-name="gr9" draw:text-style-name="P3" draw:layer="layout" svg:width="2.5cm" svg:height="1.25cm" svg:x="12cm" svg:y="17.5cm">
          <draw:text-box>
            <text:p text:style-name="P3">P(k-1)</text:p>
          </draw:text-box>
        </draw:frame>
        <draw:frame draw:style-name="gr9" draw:text-style-name="P3" draw:layer="layout" svg:width="2.5cm" svg:height="1.25cm" svg:x="17cm" svg:y="17.5cm">
          <draw:text-box>
            <text:p text:style-name="P3">P(k+1)</text:p>
          </draw:text-box>
        </draw:frame>
        <draw:frame draw:style-name="gr9" draw:text-style-name="P3" draw:layer="layout" svg:width="2.5cm" svg:height="1.25cm" svg:x="19.5cm" svg:y="17.5cm">
          <draw:text-box>
            <text:p text:style-name="P3">P(k+2)</text:p>
          </draw:text-box>
        </draw:frame>
        <draw:frame draw:style-name="gr9" draw:text-style-name="P3" draw:layer="layout" svg:width="2.5cm" svg:height="1.25cm" svg:x="9.5cm" svg:y="17.5cm">
          <draw:text-box>
            <text:p text:style-name="P3">P(k-2)</text:p>
          </draw:text-box>
        </draw:frame>
        <draw:custom-shape draw:style-name="gr11" draw:text-style-name="P1" draw:layer="layout" svg:width="2cm" svg:height="1cm" svg:x="9cm" svg:y="16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.5cm" svg:x="11.5cm" svg:y="14.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6.5cm" svg:x="14cm" svg:y="10.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7.5cm" svg:x="16.5cm" svg:y="9.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3.5cm" svg:x="19cm" svg:y="13.5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.5cm" svg:x="21.5cm" svg:y="15.5cm"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2" draw:display-name="Arrowheads 2" svg:viewBox="0 0 836 110" svg:d="m0 0h278 278 280v36 36 38h-278-278-280v-36-36z"/>
    <draw:marker draw:name="Arrowheads_20_3" draw:display-name="Arrowheads 3" svg:viewBox="0 0 1321 3493" svg:d="m1321 3493h-1321l702-3493z"/>
    <draw:marker draw:name="Arrowheads_20_4" draw:display-name="Arrowheads 4" svg:viewBox="0 0 1013 1130" svg:d="m1009 1050-449-1008-22-30-29-12-34 12-21 26-449 1012-5 13v8l5 21 12 21 17 13 21 4h903l21-4 21-13 9-21 4-21v-8z"/>
    <draw:marker draw:name="Arrowheads_20_5" draw:display-name="Arrowheads 5" svg:viewBox="0 0 1131 1131" svg:d="m0 564 564 567 567-567-567-564z"/>
    <draw:marker draw:name="Arrowheads_20_6" draw:display-name="Arrowheads 6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09-14T10:24:08</meta:creation-date>
    <dc:creator>toninus</dc:creator>
    <dc:date>2009-09-14T12:53:57</dc:date>
    <meta:editing-cycles>2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